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0.99pt solid #000000"/>
    </style:style>
    <style:style style:name="ce19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1" style:family="table-cell" style:parent-style-name="Default" style:data-style-name="N36">
      <style:table-cell-properties style:diagonal-bl-tr="none" style:diagonal-tl-br="none" fo:border="none" fo:padding="0.071cm" style:rotation-align="none"/>
    </style:style>
    <style:style style:name="ce8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10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3" style:family="table-cell" style:parent-style-name="Default" style:data-style-name="N1011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7" table:default-cell-style-name="ce25"/>
        <table:table-column table:style-name="co3" table:default-cell-style-name="ce25"/>
        <table:table-column table:style-name="co2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2" table:number-columns-repeated="2" table:default-cell-style-name="ce25"/>
        <table:table-column table:style-name="co6" table:number-columns-repeated="242" table:default-cell-style-name="ce2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7" office:value-type="string" calcext:value-type="string" table:number-columns-spanned="3" table:number-rows-spanned="2">
              <text:p>Reporting tâche</text:p>
            </table:table-cell>
            <table:covered-table-cell table:style-name="ce61"/>
            <table:covered-table-cell table:style-name="ce64"/>
            <table:table-cell table:style-name="ce69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43" office:value-type="string" calcext:value-type="string" table:number-columns-spanned="2" table:number-rows-spanned="1">
              <text:p>N° d'identification</text:p>
            </table:table-cell>
            <table:covered-table-cell table:style-name="ce150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8"/>
            <table:covered-table-cell table:style-name="ce62"/>
            <table:covered-table-cell table:style-name="ce65"/>
            <table:table-cell table:style-name="ce70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44" office:value-type="string" calcext:value-type="string" table:number-columns-spanned="2" table:number-rows-spanned="1">
              <text:p>D060-QG7-rév0</text:p>
            </table:table-cell>
            <table:covered-table-cell table:style-name="ce151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9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1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5" office:value-type="string" calcext:value-type="string">
              <text:p>Niv. Confid.</text:p>
            </table:table-cell>
            <table:table-cell table:style-name="ce152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2</text:p>
            </table:table-cell>
            <table:table-cell table:style-name="ce29" table:number-columns-spanned="2" table:number-rows-spanned="1"/>
            <table:covered-table-cell table:style-name="ce29"/>
            <table:table-cell table:style-name="ce60" office:value-type="string" calcext:value-type="string" table:number-columns-spanned="2" table:number-rows-spanned="1">
              <text:p>L. Richaume</text:p>
            </table:table-cell>
            <table:covered-table-cell table:style-name="ce63"/>
            <table:table-cell table:style-name="ce60"/>
            <table:table-cell table:style-name="ce60" table:number-columns-spanned="2" table:number-rows-spanned="1"/>
            <table:covered-table-cell table:style-name="ce80"/>
            <table:table-cell table:style-name="ce92"/>
            <table:table-cell table:style-name="ce103"/>
            <table:table-cell table:style-name="ce107"/>
            <table:table-cell table:style-name="ce120" office:value-type="date" office:date-value="2015-11-16" calcext:value-type="date">
              <text:p>16/11/2015</text:p>
            </table:table-cell>
            <table:table-cell table:style-name="ce132" office:value-type="date" office:date-value="2015-11-27" calcext:value-type="date">
              <text:p>27/11/2015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153" table:formula="of:=NOW()" office:value-type="date" office:date-value="2015-11-27T18:10:15.489" calcext:value-type="date">
              <text:p>27/11/2015 18:10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6"/>
            <table:table-cell table:style-name="ce5"/>
            <table:table-cell table:style-name="ce81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1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8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4"/>
            <table:table-cell/>
            <table:table-cell table:style-name="ce167" table:number-columns-spanned="2" table:number-rows-spanned="1"/>
            <table:covered-table-cell table:style-name="ce167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7"/>
          <table:table-cell table:style-name="ce72" office:value-type="string" calcext:value-type="string">
            <text:p>Planifié </text:p>
          </table:table-cell>
          <table:table-cell table:style-name="ce83" office:value-type="string" calcext:value-type="string">
            <text:p>8j</text:p>
          </table:table-cell>
          <table:table-cell table:style-name="ce93" office:value-type="date" office:date-value="2015-11-16" calcext:value-type="date">
            <text:p>16/11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2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8"/>
          <table:table-cell table:style-name="ce73" office:value-type="string" calcext:value-type="string">
            <text:p>Actualisé</text:p>
          </table:table-cell>
          <table:table-cell table:style-name="ce84"/>
          <table:table-cell table:style-name="ce94" table:number-columns-repeated="2"/>
          <table:table-cell table:style-name="ce110"/>
          <table:covered-table-cell table:style-name="ce123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5" office:value-type="string" calcext:value-type="string">
            <text:p>2j</text:p>
          </table:table-cell>
          <table:table-cell table:style-name="ce95" office:value-type="date" office:date-value="2015-11-16" calcext:value-type="date">
            <text:p>16/11/2015</text:p>
          </table:table-cell>
          <table:table-cell table:style-name="ce95" office:value-type="date" office:date-value="2015-11-17" calcext:value-type="date">
            <text:p>17/11/2015</text:p>
          </table:table-cell>
          <table:table-cell table:style-name="ce111"/>
          <table:table-cell table:style-name="ce124" office:value-type="string" calcext:value-type="string" table:number-columns-spanned="4" table:number-rows-spanned="2">
            <text:p>3 personnes</text:p>
          </table:table-cell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1" office:value-type="string" calcext:value-type="string">
            <text:p>3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6" office:value-type="string" calcext:value-type="string">
            <text:p>1j</text:p>
          </table:table-cell>
          <table:table-cell table:number-columns-repeated="2" table:style-name="ce96" office:value-type="date" office:date-value="2015-11-16" calcext:value-type="date">
            <text:p>16/11/20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4</text:p>
          </table:table-cell>
          <table:table-cell table:style-name="ce35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50"/>
          <table:table-cell table:style-name="ce83" office:value-type="string" calcext:value-type="string">
            <text:p>4j</text:p>
          </table:table-cell>
          <table:table-cell table:style-name="ce93" office:value-type="date" office:date-value="2015-11-18" calcext:value-type="date">
            <text:p>18/11/2015</text:p>
          </table:table-cell>
          <table:table-cell table:style-name="ce93" office:value-type="date" office:date-value="2015-12-14" calcext:value-type="date">
            <text:p>14/12/2015</text:p>
          </table:table-cell>
          <table:table-cell table:style-name="ce109"/>
          <table:table-cell table:style-name="ce126" office:value-type="string" calcext:value-type="string" table:number-columns-spanned="4" table:number-rows-spanned="2">
            <text:p>Risque de retard (avancement = 50 % au lieu de 75%)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1-17" calcext:value-type="date">
            <text:p>17/11/2015</text:p>
          </table:table-cell>
          <table:table-cell table:style-name="ce104"/>
          <table:table-cell table:style-name="ce112" office:value-type="percentage" office:value="0.5" calcext:value-type="percentage">
            <text:p>5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" table:number-rows-spanned="2">
            <text:p>5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51"/>
          <table:table-cell table:style-name="ce83" office:value-type="string" calcext:value-type="string">
            <text:p>2j</text:p>
          </table:table-cell>
          <table:table-cell table:style-name="ce93" office:value-type="date" office:date-value="2015-12-15" calcext:value-type="date">
            <text:p>15/12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table:number-columns-repeated="2"/>
          <table:table-cell table:style-name="ce113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7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51"/>
          <table:table-cell table:style-name="ce88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38"/>
          <table:covered-table-cell table:style-name="ce159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2"/>
          <table:covered-table-cell table:style-name="ce74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60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5"/>
          <table:covered-table-cell table:style-name="ce89"/>
          <table:covered-table-cell table:number-columns-repeated="6" table:style-name="ce100"/>
          <table:covered-table-cell table:style-name="ce161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6"/>
          <table:covered-table-cell table:style-name="ce90"/>
          <table:covered-table-cell table:number-columns-repeated="6" table:style-name="ce101"/>
          <table:covered-table-cell table:style-name="ce162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3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9"/>
          <table:table-cell table:style-name="ce146" office:value-type="string" calcext:value-type="string" table:number-columns-spanned="2" table:number-rows-spanned="1">
            <text:p>Quand</text:p>
          </table:table-cell>
          <table:covered-table-cell table:style-name="ce163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4"/>
          <table:covered-table-cell table:style-name="ce116"/>
          <table:table-cell table:style-name="ce83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4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5"/>
          <table:covered-table-cell table:style-name="ce117"/>
          <table:table-cell table:style-name="ce1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5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6"/>
          <table:covered-table-cell table:style-name="ce118"/>
          <table:table-cell table:style-name="ce29" table:number-columns-spanned="2" table:number-rows-spanned="1"/>
          <table:covered-table-cell table:style-name="ce142"/>
          <table:table-cell table:style-name="ce149" table:number-columns-spanned="2" table:number-rows-spanned="1"/>
          <table:covered-table-cell table:style-name="ce16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000-00-00T18:08:50.3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50:33.226000000</meta:creation-date>
    <dc:date>2015-11-27T18:10:15.699000000</dc:date>
    <meta:print-date>2001-01-09T16:11:42</meta:print-date>
    <meta:editing-duration>P0D</meta:editing-duration>
    <meta:editing-cycles>4</meta:editing-cycles>
    <meta:generator>LibreOffice/4.1.5.3$Windows_x86 LibreOffice_project/1c1366bba2ba2b554cd2ca4d87c06da81c05d24</meta:generator>
    <meta:document-statistic meta:table-count="1" meta:cell-count="69" meta:object-count="0"/>
  </office:meta>
</office:document-meta>
</file>